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5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8cm" svg:height="1.3cm" svg:x="3.2cm" svg:y="2.2cm">
          <text:p text:style-name="P1"><text:span text:style-name="T1">Selektion der roten Bereich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cm" svg:height="1.3cm" svg:x="3.2cm" svg:y="6.3cm">
          <text:p text:style-name="P1"><text:span text:style-name="T1">Kreismittelpunktkontrol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cm" svg:height="1.3cm" svg:x="3.2cm" svg:y="4.3cm">
          <text:p text:style-name="P1"><text:span text:style-name="T1">Kreiserkennung mit Hough-Circl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cm" svg:height="1.3cm" svg:x="3.2cm" svg:y="8cm">
          <text:p text:style-name="P1"><text:span text:style-name="T1">Festlegung und Ausschneiden</text:span></text:p>
          <text:p text:style-name="P1"><text:span text:style-name="T1">von RI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cm" svg:height="1.3cm" svg:x="3.2cm" svg:y="11.4cm">
          <text:p text:style-name="P1"><text:span text:style-name="T1">Entfernung der unnötigen</text:span></text:p>
          <text:p text:style-name="P1"><text:span text:style-name="T1">Inform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cm" svg:height="1.3cm" svg:x="3.2cm" svg:y="13.2cm">
          <text:p text:style-name="P1"><text:span text:style-name="T1">Binarisieru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cm" svg:height="1.3cm" svg:x="10cm" svg:y="2.2cm">
          <text:p text:style-name="P1"><text:span text:style-name="T1">Zeichenerkennung mit OC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cm" svg:height="1.3cm" svg:x="10cm" svg:y="4.3cm">
          <text:p text:style-name="P1"><text:span text:style-name="T1">Patternmatching mit</text:span></text:p>
          <text:p text:style-name="P1"><text:span text:style-name="T1">Geschwindigkeit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cm" svg:height="1.3cm" svg:x="10cm" svg:y="6.3cm">
          <text:p text:style-name="P1"><text:span text:style-name="T1">Zeichnung von Bounding-Box und</text:span></text:p>
          <text:p text:style-name="P1"><text:span text:style-name="T1">der Geschwindigke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cm" svg:height="1.3cm" svg:x="10cm" svg:y="8cm">
          <text:p text:style-name="P1"><text:span text:style-name="T1">Eintragung der Information</text:span></text:p>
          <text:p text:style-name="P1"><text:span text:style-name="T1">In XML-Date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cm" svg:height="1.3cm" svg:x="10cm" svg:y="9.8cm">
          <text:p text:style-name="P1"><text:span text:style-name="T1">Abspeicherung der Resultat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6T10:07:28.368325614</meta:creation-date>
    <dc:date>2016-06-16T10:21:20.458141718</dc:date>
    <meta:editing-duration>PT2M20S</meta:editing-duration>
    <meta:editing-cycles>4</meta:editing-cycles>
    <meta:generator>LibreOffice/5.1.3.2$Linux_X86_64 LibreOffice_project/10m0$Build-2</meta:generator>
    <meta:document-statistic meta:object-count="11"/>
  </office:meta>
</office:document-meta>
</file>